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0800000008FFFFFFFFFFFFFFF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2.29cm" fo:min-width="4.58cm"/>
    </style:style>
    <style:style style:name="gr3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15cm" fo:min-width="3.911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bitmap" draw:fill-color="#729fcf" draw:fill-image-name="Empty" draw:textarea-vertical-align="middle" draw:auto-grow-height="false" fo:min-height="1.977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bitmap" draw:fill-color="#729fcf" draw:fill-image-name="Empty" draw:textarea-vertical-align="middle" draw:auto-grow-height="false" fo:min-height="0.849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4.791cm" fo:min-width="3.31cm"/>
    </style:style>
    <style:style style:name="gr10" style:family="graphic" style:parent-style-name="objectwithoutfill">
      <style:graphic-properties svg:stroke-width="0.081cm" svg:stroke-color="#ff3333" draw:marker-start-width="0.321cm" draw:marker-end="Symmetric_20_Arrow" draw:marker-end-width="0.421cm" draw:fill="non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3399ff" draw:marker-start-width="0.321cm" draw:marker-end="Symmetric_20_Arrow" draw:marker-end-width="0.421cm" draw:fill="non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99ff66" draw:marker-start-width="0.321cm" draw:marker-end="Symmetric_20_Arrow" draw:marker-end-width="0.321cm" draw:fill="non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="Symmetric_20_Arrow" draw:marker-end-width="0.321cm" draw:fill="none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2.29cm" fo:min-width="2.04cm"/>
    </style:style>
    <style:style style:name="gr15" style:family="graphic" style:parent-style-name="objectwithoutfill">
      <style:graphic-properties svg:stroke-width="0.081cm" draw:marker-start-width="0.321cm" draw:marker-end="Symmetric_20_Arrow" draw:marker-end-width="0.421cm" draw:fill="non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ff3333" draw:marker-start-width="0.321cm" draw:marker-end-width="0.321cm" draw:fill="non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3399ff" draw:marker-start-width="0.321cm" draw:marker-end-width="0.321cm" draw:fill="non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-width="0.321cm" draw:fill="non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99ff66" draw:marker-start-width="0.321cm" draw:marker-end-width="0.321cm" draw:fill="none" fo:padding-top="0.165cm" fo:padding-bottom="0.165cm" fo:padding-left="0.29cm" fo:padding-right="0.29cm"/>
    </style:style>
    <style:style style:name="gr20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2.29cm" fo:min-width="3.31cm"/>
    </style:style>
    <style:style style:name="gr21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612cm"/>
    </style:style>
    <style:style style:name="gr23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24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25" style:family="graphic" style:parent-style-name="objectwithoutfill" style:list-style-name="L1">
      <style:graphic-properties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26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27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28" style:family="graphic" style:parent-style-name="objectwithoutfill" style:list-style-name="L1">
      <style:graphic-properties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29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000000" draw:marker-start-width="0.279cm" draw:marker-end="Symmetric_20_Arrow" draw:marker-end-width="0.279cm" draw:fill="none" fo:padding-top="0.151cm" fo:padding-bottom="0.151cm" fo:padding-left="0.276cm" fo:padding-right="0.276cm"/>
    </style:style>
    <style:style style:name="gr31" style:family="graphic" style:parent-style-name="objectwithoutfill" style:list-style-name="L1">
      <style:graphic-properties draw:stroke="dash" draw:stroke-dash="Fine_20_Dashed"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32" style:family="graphic" style:parent-style-name="objectwithoutfill" style:list-style-name="L1">
      <style:graphic-properties draw:stroke="dash" draw:stroke-dash="Fine_20_Dashed"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33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34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35" style:family="graphic" style:parent-style-name="objectwithoutfill" style:list-style-name="L1">
      <style:graphic-properties draw:stroke="dash" draw:stroke-dash="Fine_20_Dashed"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36" style:family="graphic" style:parent-style-name="objectwithoutfill" style:list-style-name="L1">
      <style:graphic-properties draw:stroke="dash" draw:stroke-dash="Fine_20_Dashed"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  <style:text-properties fo:color="#000000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bitmap" draw:fill-color="#729fcf" draw:fill-image-name="Empty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5cm" svg:y1="7.985cm" svg:x2="7.35cm" svg:y2="6.969cm">
          <text:p/>
        </draw:line>
        <draw:custom-shape draw:style-name="gr2" draw:text-style-name="P2" draw:layer="layout" svg:width="5.08cm" svg:height="2.54cm" svg:x="14.081cm" svg:y="20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1.397cm" svg:x="14.081cm" svg:y="20.21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264cm" svg:height="0.645cm" draw:transform="rotate (0.807389311972577) translate (13.954cm 19.642cm)">
          <draw:text-box>
            <text:p>input</text:p>
          </draw:text-box>
        </draw:frame>
        <draw:custom-shape draw:style-name="gr5" draw:text-style-name="P5" draw:layer="layout" svg:width="0.384cm" svg:height="2.537cm" draw:transform="rotate (-1.56782926706651) translate (17.89cm 19.824cm)">
          <text:p/>
          <draw:enhanced-geometry svg:viewBox="0 0 21600 21600" draw:glue-points="21600 0 0 10800 21600 21600" draw:text-areas="13800 ?f9 21600 ?f10" draw:mirror-horizontal="false" draw:mirror-vertical="false" draw:type="left-brace" draw:modifiers="3754.0611353711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5" draw:layer="layout" svg:width="0.384cm" svg:height="1.271cm" draw:transform="rotate (-1.56782926706651) translate (19.161cm 19.826cm)">
          <text:p/>
          <draw:enhanced-geometry svg:viewBox="0 0 21600 21600" draw:mirror-horizontal="false" draw:mirror-vertical="false" draw:glue-points="21600 0 0 10800 21600 21600" draw:text-areas="13800 ?f9 21600 ?f10" draw:type="left-brace" draw:modifiers="3754.0611353711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4" draw:layer="layout" svg:width="1.734cm" svg:height="0.645cm" draw:transform="rotate (0.807389311972577) translate (15.644cm 19.652cm)">
          <draw:text-box>
            <text:p>process</text:p>
          </draw:text-box>
        </draw:frame>
        <draw:frame draw:style-name="gr8" draw:text-style-name="P4" draw:layer="layout" svg:width="1.48cm" svg:height="0.645cm" draw:transform="rotate (0.807389311972577) translate (17.51cm 19.642cm)">
          <draw:text-box>
            <text:p>output</text:p>
          </draw:text-box>
        </draw:frame>
        <draw:custom-shape draw:style-name="gr6" draw:text-style-name="P5" draw:layer="layout" svg:width="0.384cm" svg:height="1.271cm" draw:transform="rotate (-1.56782926706651) translate (15.352cm 19.828cm)">
          <text:p/>
          <draw:enhanced-geometry svg:viewBox="0 0 21600 21600" draw:mirror-horizontal="false" draw:mirror-vertical="false" draw:glue-points="21600 0 0 10800 21600 21600" draw:text-areas="13800 ?f9 21600 ?f10" draw:type="left-brace" draw:modifiers="3754.0611353711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layout" svg:width="5.08cm" svg:height="1.397cm" draw:transform="rotate (-3.14159265358979) translate (19.16cm 22.75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264cm" svg:height="0.645cm" draw:transform="rotate (-2.33420334161722) translate (19.288cm 23.329cm)">
          <draw:text-box>
            <text:p>input</text:p>
          </draw:text-box>
        </draw:frame>
        <draw:custom-shape draw:style-name="gr5" draw:text-style-name="P5" draw:layer="layout" svg:width="0.384cm" svg:height="2.537cm" draw:transform="rotate (1.57376338652329) translate (15.352cm 23.147cm)">
          <text:p/>
          <draw:enhanced-geometry svg:viewBox="0 0 21600 21600" draw:glue-points="21600 0 0 10800 21600 21600" draw:text-areas="13800 ?f9 21600 ?f10" draw:mirror-horizontal="false" draw:mirror-vertical="false" draw:type="left-brace" draw:modifiers="3754.0611353711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5" draw:layer="layout" svg:width="0.384cm" svg:height="1.271cm" draw:transform="rotate (1.57376338652329) translate (14.08cm 23.145cm)">
          <text:p/>
          <draw:enhanced-geometry svg:viewBox="0 0 21600 21600" draw:mirror-horizontal="false" draw:mirror-vertical="false" draw:glue-points="21600 0 0 10800 21600 21600" draw:text-areas="13800 ?f9 21600 ?f10" draw:type="left-brace" draw:modifiers="3754.0611353711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4" draw:layer="layout" svg:width="1.734cm" svg:height="0.645cm" draw:transform="rotate (-2.31692458202247) translate (17.572cm 23.212cm)">
          <draw:text-box>
            <text:p>process</text:p>
          </draw:text-box>
        </draw:frame>
        <draw:frame draw:style-name="gr8" draw:text-style-name="P4" draw:layer="layout" svg:width="1.48cm" svg:height="0.645cm" draw:transform="rotate (-2.31692458202247) translate (15.706cm 23.254cm)">
          <draw:text-box>
            <text:p>output</text:p>
          </draw:text-box>
        </draw:frame>
        <draw:custom-shape draw:style-name="gr6" draw:text-style-name="P5" draw:layer="layout" svg:width="0.384cm" svg:height="1.271cm" draw:transform="rotate (1.57376338652329) translate (17.89cm 23.143cm)">
          <text:p/>
          <draw:enhanced-geometry svg:viewBox="0 0 21600 21600" draw:mirror-horizontal="false" draw:mirror-vertical="false" draw:glue-points="21600 0 0 10800 21600 21600" draw:text-areas="13800 ?f9 21600 ?f10" draw:type="left-brace" draw:modifiers="3754.0611353711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5" draw:layer="layout" svg:width="0.769cm" svg:height="1.271cm" draw:transform="rotate (-1.56782926706651) translate (24.496cm 0.365cm)">
          <text:p/>
          <draw:enhanced-geometry svg:viewBox="0 0 21600 21600" draw:mirror-horizontal="false" draw:mirror-vertical="false" draw:glue-points="21600 0 0 10800 21600 21600" draw:text-areas="13800 ?f9 21600 ?f10" draw:type="left-brace" draw:modifiers="3754.0611353711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2" draw:layer="layout" svg:width="3.81cm" svg:height="5.041cm" svg:x="3.54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4.175cm" svg:y1="16.201cm" svg:x2="4.175cm" svg:y2="13.026cm">
          <text:p/>
        </draw:line>
        <draw:line draw:style-name="gr11" draw:text-style-name="P6" draw:layer="layout" svg:x1="6.715cm" svg:y1="13.026cm" svg:x2="6.715cm" svg:y2="16.201cm">
          <text:p/>
        </draw:line>
        <draw:polyline draw:style-name="gr12" draw:text-style-name="P6" draw:layer="layout" svg:width="1.269cm" svg:height="2.539cm" draw:transform="rotate (1.5707963267949) translate (4.175cm 13.026cm)" svg:viewBox="0 0 1270 2540" draw:points="0,0 1270,0 1270,2540 0,2540">
          <text:p/>
        </draw:polyline>
        <draw:custom-shape draw:style-name="gr9" draw:text-style-name="P2" draw:layer="layout" svg:width="3.81cm" svg:height="5.041cm" svg:x="8.62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9.255cm" svg:y1="16.201cm" svg:x2="9.255cm" svg:y2="13.026cm">
          <text:p/>
        </draw:line>
        <draw:line draw:style-name="gr11" draw:text-style-name="P6" draw:layer="layout" svg:x1="11.795cm" svg:y1="13.026cm" svg:x2="11.795cm" svg:y2="16.201cm">
          <text:p/>
        </draw:line>
        <draw:polyline draw:style-name="gr12" draw:text-style-name="P6" draw:layer="layout" svg:width="1.269cm" svg:height="2.539cm" draw:transform="rotate (1.5707963267949) translate (9.255cm 13.026cm)" svg:viewBox="0 0 1270 2540" draw:points="0,0 1270,0 1270,2540 0,2540">
          <text:p/>
        </draw:polyline>
        <draw:polyline draw:style-name="gr13" draw:text-style-name="P6" draw:layer="layout" svg:width="0.634cm" svg:height="2.539cm" draw:transform="rotate (-1.5707963267949) translate (9.255cm 16.24cm)" svg:viewBox="0 0 635 2540" draw:points="0,2540 635,2540 635,0 0,0">
          <text:p/>
        </draw:polyline>
        <draw:polyline draw:style-name="gr13" draw:text-style-name="P6" draw:layer="layout" svg:width="1.269cm" svg:height="5.714cm" draw:transform="rotate (-1.5707963267949) translate (11.795cm 16.24cm)" svg:viewBox="0 0 1270 5715" draw:points="0,0 1270,0 1270,5715 0,5715">
          <text:p/>
        </draw:polyline>
        <draw:line draw:style-name="gr10" draw:text-style-name="P6" draw:layer="layout" svg:x1="6.08cm" svg:y1="16.24cm" svg:x2="6.08cm" svg:y2="13.065cm">
          <text:p/>
        </draw:line>
        <draw:polyline draw:style-name="gr12" draw:text-style-name="P6" draw:layer="layout" svg:width="0.634cm" svg:height="1.269cm" draw:transform="rotate (1.5707963267949) translate (4.81cm 13.065cm)" svg:viewBox="0 0 635 1270" draw:points="0,1270 635,1270 635,0 0,0">
          <text:p/>
        </draw:polyline>
        <draw:line draw:style-name="gr11" draw:text-style-name="P6" draw:layer="layout" svg:x1="4.81cm" svg:y1="13.065cm" svg:x2="4.81cm" svg:y2="16.24cm">
          <text:p/>
        </draw:line>
        <draw:custom-shape draw:style-name="gr14" draw:text-style-name="P2" draw:layer="layout" svg:width="2.54cm" svg:height="2.54cm" svg:x="3.54cm" svg:y="18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4.175cm" svg:y1="16.24cm" svg:x2="4.175cm" svg:y2="18.78cm">
          <text:p/>
        </draw:line>
        <draw:line draw:style-name="gr15" draw:text-style-name="P6" draw:layer="layout" svg:x1="4.81cm" svg:y1="18.78cm" svg:x2="4.81cm" svg:y2="16.24cm">
          <text:p/>
        </draw:line>
        <draw:line draw:style-name="gr16" draw:text-style-name="P6" draw:layer="layout" svg:x1="7.356cm" svg:y1="18.796cm" svg:x2="8.626cm" svg:y2="18.796cm">
          <text:p/>
        </draw:line>
        <draw:frame draw:style-name="gr8" draw:text-style-name="P4" draw:layer="layout" svg:width="3.169cm" svg:height="0.645cm" svg:x="9.007cm" svg:y="18.516cm">
          <draw:text-box>
            <text:p>input process</text:p>
          </draw:text-box>
        </draw:frame>
        <draw:line draw:style-name="gr17" draw:text-style-name="P6" draw:layer="layout" svg:x1="7.356cm" svg:y1="19.431cm" svg:x2="8.626cm" svg:y2="19.431cm">
          <text:p/>
        </draw:line>
        <draw:frame draw:style-name="gr8" draw:text-style-name="P4" draw:layer="layout" svg:width="3.169cm" svg:height="0.645cm" svg:x="9.007cm" svg:y="19.151cm">
          <draw:text-box>
            <text:p>output process</text:p>
          </draw:text-box>
        </draw:frame>
        <draw:line draw:style-name="gr18" draw:text-style-name="P6" draw:layer="layout" svg:x1="7.356cm" svg:y1="20.701cm" svg:x2="8.626cm" svg:y2="20.701cm">
          <text:p/>
        </draw:line>
        <draw:frame draw:style-name="gr8" draw:text-style-name="P4" draw:layer="layout" svg:width="3.169cm" svg:height="0.645cm" svg:x="9.007cm" svg:y="20.421cm">
          <draw:text-box>
            <text:p>wire</text:p>
          </draw:text-box>
        </draw:frame>
        <draw:line draw:style-name="gr19" draw:text-style-name="P6" draw:layer="layout" svg:x1="7.356cm" svg:y1="20.076cm" svg:x2="8.626cm" svg:y2="20.076cm">
          <text:p/>
        </draw:line>
        <draw:frame draw:style-name="gr8" draw:text-style-name="P4" draw:layer="layout" svg:width="3.169cm" svg:height="0.645cm" svg:x="9.007cm" svg:y="19.796cm">
          <draw:text-box>
            <text:p>core process</text:p>
          </draw:text-box>
        </draw:frame>
        <draw:custom-shape draw:style-name="gr20" draw:text-style-name="P2" draw:layer="layout" svg:width="3.81cm" svg:height="2.54cm" svg:x="14.97cm" svg:y="7.35cm">
          <text:p text:style-name="P7"><text:span text:style-name="T1">Swap Bl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14.97cm" svg:y1="7.985cm" svg:x2="16.24cm" svg:y2="7.985cm">
          <text:p/>
        </draw:line>
        <draw:frame draw:style-name="gr22" draw:text-style-name="P9" draw:layer="layout" svg:width="1.112cm" svg:height="0.564cm" draw:transform="rotate (0.698131700797732) translate (14.97cm 7.807cm)">
          <draw:text-box>
            <text:p><text:span text:style-name="T2">input</text:span></text:p>
          </draw:text-box>
        </draw:frame>
        <draw:line draw:style-name="gr23" draw:text-style-name="P8" draw:layer="layout" svg:x1="16.24cm" svg:y1="9.255cm" svg:x2="14.97cm" svg:y2="9.255cm">
          <text:p/>
        </draw:line>
        <draw:frame draw:style-name="gr22" draw:text-style-name="P9" draw:layer="layout" svg:width="1.924cm" svg:height="0.564cm" draw:transform="rotate (0.698131700797732) translate (14.97cm 9.966cm)">
          <draw:text-box>
            <text:p><text:span text:style-name="T2">output</text:span></text:p>
          </draw:text-box>
        </draw:frame>
        <draw:custom-shape draw:style-name="gr20" draw:text-style-name="P2" draw:layer="layout" svg:width="3.81cm" svg:height="2.54cm" svg:x="9.89cm" svg:y="7.35cm">
          <text:p text:style-name="P7"><text:span text:style-name="T1">Forward Bl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8" draw:layer="layout" svg:x1="9.89cm" svg:y1="7.985cm" svg:x2="11.16cm" svg:y2="7.985cm">
          <text:p/>
        </draw:line>
        <draw:frame draw:style-name="gr22" draw:text-style-name="P9" draw:layer="layout" svg:width="1.112cm" svg:height="0.564cm" draw:transform="rotate (0.698131700797732) translate (9.89cm 7.807cm)">
          <draw:text-box>
            <text:p><text:span text:style-name="T2">input</text:span></text:p>
          </draw:text-box>
        </draw:frame>
        <draw:line draw:style-name="gr25" draw:text-style-name="P8" draw:layer="layout" svg:x1="11.16cm" svg:y1="7.985cm" svg:x2="12.43cm" svg:y2="7.985cm">
          <text:p/>
        </draw:line>
        <draw:line draw:style-name="gr26" draw:text-style-name="P8" draw:layer="layout" svg:x1="12.43cm" svg:y1="7.985cm" svg:x2="13.7cm" svg:y2="7.985cm">
          <text:p/>
        </draw:line>
        <draw:frame draw:style-name="gr22" draw:text-style-name="P9" draw:layer="layout" svg:width="1.924cm" svg:height="0.564cm" draw:transform="rotate (0.698131700797732) translate (10.962cm 7.807cm)">
          <draw:text-box>
            <text:p><text:span text:style-name="T2">process</text:span></text:p>
          </draw:text-box>
        </draw:frame>
        <draw:frame draw:style-name="gr22" draw:text-style-name="P9" draw:layer="layout" svg:width="1.924cm" svg:height="0.564cm" draw:transform="rotate (0.698131700797732) translate (12.372cm 7.698cm)">
          <draw:text-box>
            <text:p><text:span text:style-name="T2">output</text:span></text:p>
          </draw:text-box>
        </draw:frame>
        <draw:line draw:style-name="gr27" draw:text-style-name="P8" draw:layer="layout" svg:x1="13.7cm" svg:y1="9.255cm" svg:x2="12.43cm" svg:y2="9.255cm">
          <text:p/>
        </draw:line>
        <draw:line draw:style-name="gr28" draw:text-style-name="P8" draw:layer="layout" svg:x1="12.43cm" svg:y1="9.255cm" svg:x2="11.16cm" svg:y2="9.255cm">
          <text:p/>
        </draw:line>
        <draw:line draw:style-name="gr29" draw:text-style-name="P8" draw:layer="layout" svg:x1="11.16cm" svg:y1="9.255cm" svg:x2="9.89cm" svg:y2="9.255cm">
          <text:p/>
        </draw:line>
        <draw:frame draw:style-name="gr22" draw:text-style-name="P9" draw:layer="layout" svg:width="1.112cm" svg:height="0.564cm" draw:transform="rotate (0.698131700797732) translate (12.684cm 9.716cm)">
          <draw:text-box>
            <text:p><text:span text:style-name="T2">input</text:span></text:p>
          </draw:text-box>
        </draw:frame>
        <draw:frame draw:style-name="gr22" draw:text-style-name="P9" draw:layer="layout" svg:width="1.924cm" svg:height="0.564cm" draw:transform="rotate (0.698131700797732) translate (11.16cm 9.966cm)">
          <draw:text-box>
            <text:p><text:span text:style-name="T2">process</text:span></text:p>
          </draw:text-box>
        </draw:frame>
        <draw:frame draw:style-name="gr22" draw:text-style-name="P9" draw:layer="layout" svg:width="1.924cm" svg:height="0.564cm" draw:transform="rotate (0.698131700797732) translate (9.89cm 9.966cm)">
          <draw:text-box>
            <text:p><text:span text:style-name="T2">output</text:span></text:p>
          </draw:text-box>
        </draw:frame>
        <draw:path draw:style-name="gr30" draw:text-style-name="P6" draw:layer="layout" svg:width="1.772cm" svg:height="1.252cm" draw:transform="rotate (-0.165108147238664) translate (16.24cm 7.985cm)" svg:viewBox="0 0 1773 1253" svg:d="M0 0c3863 0 209 1253 209 1253">
          <text:p/>
        </draw:path>
        <draw:line draw:style-name="gr31" draw:text-style-name="P8" draw:layer="layout" svg:x1="14.97cm" svg:y1="9.255cm" svg:x2="13.7cm" svg:y2="9.255cm">
          <text:p/>
        </draw:line>
        <draw:line draw:style-name="gr32" draw:text-style-name="P8" draw:layer="layout" svg:x1="13.7cm" svg:y1="7.985cm" svg:x2="14.97cm" svg:y2="7.985cm">
          <text:p/>
        </draw:line>
        <draw:custom-shape draw:style-name="gr20" draw:text-style-name="P2" draw:layer="layout" svg:width="3.81cm" svg:height="2.54cm" svg:x="4.81cm" svg:y="7.35cm">
          <text:p text:style-name="P7"><text:span text:style-name="T1">Traffic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8" draw:layer="layout" svg:x1="7.35cm" svg:y1="7.985cm" svg:x2="8.62cm" svg:y2="7.985cm">
          <text:p/>
        </draw:line>
        <draw:frame draw:style-name="gr22" draw:text-style-name="P9" draw:layer="layout" svg:width="1.924cm" svg:height="0.564cm" draw:transform="rotate (0.698131700797732) translate (7.292cm 7.698cm)">
          <draw:text-box>
            <text:p><text:span text:style-name="T2">output</text:span></text:p>
          </draw:text-box>
        </draw:frame>
        <draw:line draw:style-name="gr34" draw:text-style-name="P8" draw:layer="layout" svg:x1="8.62cm" svg:y1="9.255cm" svg:x2="7.35cm" svg:y2="9.255cm">
          <text:p/>
        </draw:line>
        <draw:frame draw:style-name="gr22" draw:text-style-name="P9" draw:layer="layout" svg:width="1.112cm" svg:height="0.564cm" draw:transform="rotate (0.698131700797732) translate (7.604cm 9.716cm)">
          <draw:text-box>
            <text:p><text:span text:style-name="T2">input</text:span></text:p>
          </draw:text-box>
        </draw:frame>
        <draw:line draw:style-name="gr35" draw:text-style-name="P8" draw:layer="layout" svg:x1="9.89cm" svg:y1="9.255cm" svg:x2="8.62cm" svg:y2="9.255cm">
          <text:p/>
        </draw:line>
        <draw:line draw:style-name="gr36" draw:text-style-name="P8" draw:layer="layout" svg:x1="8.62cm" svg:y1="7.985cm" svg:x2="9.89cm" svg:y2="7.985cm">
          <text:p/>
        </draw:line>
        <draw:line draw:style-name="gr1" draw:text-style-name="P1" draw:layer="layout" svg:x1="11.16cm" svg:y1="7.985cm" svg:x2="11.16cm" svg:y2="6.969cm">
          <text:p/>
        </draw:line>
        <draw:line draw:style-name="gr1" draw:text-style-name="P1" draw:layer="layout" svg:x1="12.43cm" svg:y1="7.985cm" svg:x2="12.43cm" svg:y2="6.969cm">
          <text:p/>
        </draw:line>
        <draw:line draw:style-name="gr1" draw:text-style-name="P1" draw:layer="layout" svg:x1="16.24cm" svg:y1="7.985cm" svg:x2="16.24cm" svg:y2="6.969cm">
          <text:p/>
        </draw:line>
        <draw:line draw:style-name="gr1" draw:text-style-name="P1" draw:layer="layout" svg:x1="16.24cm" svg:y1="9.255cm" svg:x2="16.24cm" svg:y2="10.271cm">
          <text:p/>
        </draw:line>
        <draw:line draw:style-name="gr1" draw:text-style-name="P1" draw:layer="layout" svg:x1="12.43cm" svg:y1="9.255cm" svg:x2="12.43cm" svg:y2="10.271cm">
          <text:p/>
        </draw:line>
        <draw:line draw:style-name="gr1" draw:text-style-name="P1" draw:layer="layout" svg:x1="7.35cm" svg:y1="9.255cm" svg:x2="7.35cm" svg:y2="10.271cm">
          <text:p/>
        </draw:line>
        <draw:line draw:style-name="gr1" draw:text-style-name="P1" draw:layer="layout" svg:x1="11.16cm" svg:y1="9.255cm" svg:x2="11.16cm" svg:y2="10.271cm">
          <text:p/>
        </draw:line>
        <draw:frame draw:style-name="gr22" draw:text-style-name="P9" draw:layer="layout" svg:width="1.924cm" svg:height="0.564cm" svg:x="18.145cm" svg:y="8.437cm">
          <draw:text-box>
            <text:p><text:span text:style-name="T2">pro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FFFFFFFFFFFFFF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021cm" fo:min-width="1.787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0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14:12:03.393862000</meta:creation-date>
    <dc:date>2016-04-01T19:55:56.863321000</dc:date>
    <meta:editing-duration>PT17M8S</meta:editing-duration>
    <meta:editing-cycles>3</meta:editing-cycles>
    <meta:generator>LibreOffice/5.1.1.3$MacOSX_X86_64 LibreOffice_project/89f508ef3ecebd2cfb8e1def0f0ba9a803b88a6d</meta:generator>
    <meta:document-statistic meta:object-count="77"/>
  </office:meta>
</office:document-meta>
</file>